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1.000000 <text:s/>Boot Boot - (s0.427637 / g1.962149 / a2.389786) - [b0.000000 / e0.427637 / z1.962149 / v0.010000] - (s0.000000 / g1.961880 / a1.961880) - [b0.427906 / e0.427906 / z1.961880 / v0.010000]</text:p>
      <text:p text:style-name="Standard">Zone: 2.000000 <text:s/>BootData BootData - (s0.051662 / g2.338125 / a2.389787) - [b2.389786 / e2.441448 / z2.338125 / v0.010000] - (s0.000000 / g2.338125 / a2.338125) - [b2.441448 / e2.441448 / z2.338125 / v0.010000]</text:p>
      <text:p text:style-name="Standard">Zone: 3.000000 <text:s/>ProgramHints ProgramHints</text:p>
      <text:p text:style-name="Standard">Zone: 4.000000 <text:s/>ProgramHintsData ProgramHintsData</text:p>
      <text:p text:style-name="Standard">Zone: 5.000000 <text:s/>Programs Programs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<text:s text:c="4"/>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5.000000 Programs Programs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3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6"/>Volume Rounding: 0.000000%</text:p>
      <text:p text:style-name="Standard"><text:s text:c="11"/>Actual Gap: 0.000000% (0.000000)</text:p>
      <text:p text:style-name="Standard"><text:s text:c="17"/></text:p>
      <text:p text:style-name="Standard"><text:s text:c="15"/>The desired min gap size. (GapRequested): 0.000000 <text:s/>2.696131</text:p>
      <text:p text:style-name="Standard"><text:s text:c="14"/>Must be half the zone size. (GapAdjusted): 0.000000 <text:s/>2.441448</text:p>
      <text:p text:style-name="Standard"><text:soft-page-break/><text:s text:c="15"/>Align to the volume evenly. (GapRounded): 0.000000 4.779573</text:p>
      <text:p text:style-name="Standard"><text:s text:c="10"/>The remaining space available. (GapAvailable): 0.000000 74.135340</text:p>
      <text:p text:style-name="Standard"><text:s text:c="6"/>The lower of adjusted and available. (GapCurrent): 0.000000 4.779573</text:p>
      <text:p text:style-name="Standard"><text:s text:c="4"/>(GapCurrent) after any code you inserted. (GapUsed): 0.000000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172731303.795080 (0.426286%)</text:p>
      <text:p text:style-name="Standard"><text:s text:c="19"/>Total Used: 35226745896.959999 (11.683988%)</text:p>
      <text:p text:style-name="Standard"><text:s text:c="9"/>Volume Used by Zones: 9576959672.320000 (0.978382%)</text:p>
      <text:p text:style-name="Standard"/>
      <text:p text:style-name="Standard">Directory and Files Select:</text:p>
      <text:p text:style-name="Standard">---------------------------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oft-page-break/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<text:soft-page-break/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<text:soft-page-break/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Os Data Dynamic start.</text:p>
      <text:p text:style-name="Standard">(</text:p>
      <text:p text:style-name="Standard"><text:soft-page-break/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238.978646)</text:p>
      <text:p text:style-name="Standard"><text:s text:c="10"/>Volume Used: <text:s text:c="8"/>677,359,448,064 (165.370959)</text:p>
      <text:p text:style-name="Standard"><text:s text:c="10"/>Volume Free: <text:s text:c="8"/>301,497,085,952, (73.607687)</text:p>
      <text:p text:style-name="Standard"><text:s text:c="9"/></text:p>
      <text:p text:style-name="Standard"><text:s text:c="5"/>Volume Used Calc: <text:s text:c="6"/>29365696020.480000 (73.607687)</text:p>
      <text:p text:style-name="Standard"><text:s text:c="6"/>Volume Free Adj: <text:s text:c="6"/>208636565189.753880</text:p>
      <text:p text:style-name="Standard"><text:s text:c="4"/>Bytes per cluster: <text:s text:c="18"/>4,096 bytes</text:p>
      <text:p text:style-name="Standard"/>
      <text:p text:style-name="Standard"><text:s text:c="3"/>Unfragmented Items: <text:s text:c="14"/>2,135,770</text:p>
      <text:p text:style-name="Standard"><text:soft-page-break/><text:s text:c="5"/>Fragmented Items: <text:s text:c="18"/>2,042</text:p>
      <text:p text:style-name="Standard"/>
      <text:p text:style-name="Standard"><text:s text:c="4"/>Unfragmented Data: <text:s text:c="8"/>483,418,746,880 bytes</text:p>
      <text:p text:style-name="Standard"><text:s text:c="6"/>Fragmented Data: <text:s text:c="8"/>193,908,105,216 bytes</text:p>
      <text:p text:style-name="Standard"/>
      <text:p text:style-name="Standard"><text:s text:c="13"/>All Gaps: <text:s text:c="17"/>64,512</text:p>
      <text:p text:style-name="Standard"><text:s text:c="13"/>All gaps: <text:s text:c="8"/>301,519,765,504 bytes</text:p>
      <text:p text:style-name="Standard"><text:s text:c="10"/>Average gap: <text:s text:c="14"/>4,673,536 bytes</text:p>
      <text:p text:style-name="Standard"><text:s text:c="11"/>Median gap: <text:s text:c="17"/>20,480 bytes</text:p>
      <text:p text:style-name="Standard"><text:s text:c="10"/>Biggest gap: <text:s text:c="10"/>9,999,949,824 bytes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2"/>-3,676,710.8061 clusters</text:p>
      <text:p text:style-name="Standard"><text:s text:c="38"/>-1.5385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135,770</text:p>
      <text:p text:style-name="Standard"><text:s text:c="2"/>Fragmented Items: <text:s text:c="12"/>2,042</text:p>
      <text:p text:style-name="Standard"><text:s/>Unfragmented Data: <text:s text:c="2"/>483,418,746,880 bytes</text:p>
      <text:p text:style-name="Standard"><text:s text:c="3"/>Fragmented Data: <text:s text:c="2"/>193,908,105,216 bytes</text:p>
      <text:p text:style-name="Standard">Gaps:</text:p>
      <text:p text:style-name="Standard"><text:s text:c="10"/>All Gaps: <text:s text:c="11"/>64,512</text:p>
      <text:p text:style-name="Standard"><text:s text:c="10"/>All gaps: <text:s text:c="2"/>301,519,765,504 bytes</text:p>
      <text:p text:style-name="Standard"><text:s text:c="7"/>Average gap: <text:s text:c="8"/>4,673,536 bytes</text:p>
      <text:p text:style-name="Standard"><text:s text:c="8"/>Median gap: <text:s text:c="11"/>20,480 bytes</text:p>
      <text:p text:style-name="Standard"><text:s text:c="7"/>Biggest gap: <text:s text:c="4"/>9,999,949,824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oft-page-break/><text:s text:c="23"/>Count <text:s text:c="5"/>Percentage of all</text:p>
      <text:p text:style-name="Standard"><text:s text:c="16"/>----------------- -----------------</text:p>
      <text:p text:style-name="Standard"><text:s text:c="3"/>Small gaps <text:s text:c="13"/>61,614 <text:s text:c="10"/>95.5078%</text:p>
      <text:p text:style-name="Standard"><text:s text:c="3"/>Big gaps <text:s text:c="16"/>2,898 <text:s text:c="11"/>4.4922%</text:p>
      <text:p text:style-name="Standard"><text:s text:c="16"/>----------------- -----------------</text:p>
      <text:p text:style-name="Standard"><text:s text:c="3"/>All gaps <text:s text:c="15"/>64,512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5"/>11,347,976,192 <text:s text:c="10"/>10.5686 <text:s text:c="11"/>3.7636%</text:p>
      <text:p text:style-name="Standard"><text:s text:c="3"/>Big gaps <text:s text:c="6"/>290,171,789,312 <text:s text:c="9"/>270.2435 <text:s text:c="10"/>96.2364%</text:p>
      <text:p text:style-name="Standard"><text:s text:c="16"/>----------------- ----------------- -----------------</text:p>
      <text:p text:style-name="Standard"><text:s text:c="3"/>All gaps <text:s text:c="6"/>301,519,765,504 <text:s text:c="9"/>280.8122 <text:s text:c="9"/>100.0000%</text:p>
      <text:p text:style-name="Standard"/>
      <text:p text:style-name="Standard"><text:s text:c="3"/>Average gap <text:s text:c="9"/>4,673,536 <text:s text:c="11"/>0.0044 <text:s text:c="11"/>0.0015%</text:p>
      <text:p text:style-name="Standard"><text:s text:c="3"/>Median gap <text:s text:c="13"/>20,480 <text:s text:c="11"/>0.0000 <text:s text:c="11"/>0.0000%</text:p>
      <text:p text:style-name="Standard"><text:s text:c="3"/>Biggest gap <text:s text:c="5"/>9,999,949,824 <text:s text:c="11"/>9.3132 <text:s text:c="11"/>3.3165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770,383 <text:s text:c="12"/>2,025 <text:s text:c="8"/>1,772,408</text:p>
      <text:p text:style-name="Standard"><text:s text:c="3"/>Folders <text:s text:c="10"/>365,387 <text:s text:c="15"/>17 <text:s text:c="10"/>365,404</text:p>
      <text:p text:style-name="Standard"><text:s text:c="3"/>------- ----------------- ----------------- -----------------</text:p>
      <text:p text:style-name="Standard"><text:s text:c="3"/>All <text:s text:c="12"/>2,135,770 <text:s text:c="12"/>2,042 <text:s text:c="8"/>2,137,812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2.8128% <text:s text:c="10"/>0.0947% <text:s text:c="9"/>82.9076%</text:p>
      <text:p text:style-name="Standard"><text:s text:c="3"/>Folders <text:s text:c="10"/>17.0916% <text:s text:c="10"/>0.0008% <text:s text:c="9"/>17.0924%</text:p>
      <text:p text:style-name="Standard"><text:s text:c="3"/>------- ----------------- ----------------- -----------------</text:p>
      <text:p text:style-name="Standard"><text:s text:c="3"/>All <text:s text:c="14"/>99.9045% <text:s text:c="10"/>0.0955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<text:soft-page-break/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482,490,978,304 <text:s text:c="2"/>193,906,253,824 <text:s text:c="2"/>676,397,232,128</text:p>
      <text:p text:style-name="Standard"><text:s text:c="3"/>Folders <text:s text:c="6"/>927,768,576 <text:s text:c="8"/>1,851,392 <text:s text:c="6"/>929,619,968</text:p>
      <text:p text:style-name="Standard"><text:s text:c="3"/>------- ----------------- ----------------- -----------------</text:p>
      <text:p text:style-name="Standard"><text:s text:c="3"/>All <text:s text:c="6"/>483,418,746,880 <text:s text:c="2"/>193,908,105,216 <text:s text:c="2"/>677,326,852,096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49.3547 <text:s text:c="9"/>180.5893 <text:s text:c="9"/>629.9440</text:p>
      <text:p text:style-name="Standard"><text:s text:c="3"/>Folders <text:s text:c="11"/>0.8641 <text:s text:c="11"/>0.0017 <text:s text:c="11"/>0.8658</text:p>
      <text:p text:style-name="Standard"><text:s text:c="3"/>------- ----------------- ----------------- -----------------</text:p>
      <text:p text:style-name="Standard"><text:s text:c="3"/>All <text:s text:c="13"/>450.2188 <text:s text:c="9"/>180.5910 <text:s text:c="9"/>630.8098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1.2346% <text:s text:c="9"/>28.6282% <text:s text:c="9"/>99.8628%</text:p>
      <text:p text:style-name="Standard"><text:s text:c="3"/>Folders <text:s text:c="11"/>0.1370% <text:s text:c="10"/>0.0003% <text:s text:c="10"/>0.1372%</text:p>
      <text:p text:style-name="Standard"><text:s text:c="3"/>------- ----------------- ----------------- -----------------</text:p>
      <text:p text:style-name="Standard"><text:s text:c="3"/>All <text:s text:c="14"/>71.3716% <text:s text:c="9"/>28.6284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480,532,690,002 <text:s text:c="2"/>256,358,908,557 <text:s text:c="2"/>736,891,598,559</text:p>
      <text:p text:style-name="Standard"><text:s text:c="3"/>Folders <text:s text:c="6"/>927,738,630 <text:s text:c="8"/>1,851,392 <text:s text:c="6"/>929,590,022</text:p>
      <text:p text:style-name="Standard"><text:s text:c="3"/>------- ----------------- ----------------- -----------------</text:p>
      <text:p text:style-name="Standard"><text:s text:c="3"/>All <text:s text:c="6"/>481,460,428,632 <text:s text:c="2"/>256,360,759,949 <text:s text:c="2"/>737,821,188,581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47.5309 <text:s text:c="9"/>238.7528 <text:s text:c="9"/>686.2838</text:p>
      <text:p text:style-name="Standard"><text:s text:c="3"/>Folders <text:s text:c="11"/>0.8640 <text:s text:c="11"/>0.0017 <text:s text:c="11"/>0.8657</text:p>
      <text:p text:style-name="Standard"><text:s text:c="3"/>------- ----------------- ----------------- -----------------</text:p>
      <text:p text:style-name="Standard"><text:s text:c="3"/>All <text:s text:c="13"/>448.3950 <text:s text:c="9"/>238.7546 <text:s text:c="9"/>687.1495</text:p>
      <text:p text:style-name="Standard"/>
      <text:p text:style-name="Standard">----------------------------------------------------------</text:p>
      <text:p text:style-name="Standard">Percentage:</text:p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65.1286% <text:s text:c="9"/>34.7454% <text:s text:c="9"/>99.8740%</text:p>
      <text:p text:style-name="Standard"><text:s text:c="3"/>Folders <text:s text:c="11"/>0.1257% <text:s text:c="10"/>0.0003% <text:s text:c="10"/>0.1260%</text:p>
      <text:p text:style-name="Standard"><text:s text:c="3"/>------- ----------------- ----------------- -----------------</text:p>
      <text:p text:style-name="Standard"><text:s text:c="3"/>All <text:s text:c="14"/>65.2544% <text:s text:c="9"/>34.7456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06 18:53:00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427637 (0.178944%)</text:p>
      <text:p text:style-name="Standard"><text:s text:c="18"/>Gap: 1.962149 (0.821056%)</text:p>
      <text:p text:style-name="Standard"><text:s text:c="16"/>Total: 2.389786 (1.000000%)</text:p>
      <text:p text:style-name="Standard"/>
      <text:p text:style-name="Standard"><text:s text:c="8"/>Files/folders: <text:s text:c="12"/>2,244 (0.000094%) </text:p>
      <text:p text:style-name="Standard"><text:s text:c="12"/>Fragments: <text:s text:c="16"/>8 (0.39177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3"/>Files End: 0.427637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821056% (1.962149)</text:p>
      <text:p text:style-name="Standard"><text:s text:c="17"/></text:p>
      <text:p text:style-name="Standard"><text:s text:c="15"/>The desired min gap size. (GapRequested): 0.254683 <text:s/>0.682320</text:p>
      <text:p text:style-name="Standard"><text:s text:c="14"/>Must be half the zone size. (GapAdjusted): 0.254683 <text:s/>0.682320</text:p>
      <text:p text:style-name="Standard"><text:s text:c="15"/>Align to the volume evenly. (GapRounded): 1.962149 2.389786</text:p>
      <text:p text:style-name="Standard"><text:s text:c="10"/>The remaining space available. (GapAvailable): 73.655725 74.083362</text:p>
      <text:p text:style-name="Standard"><text:s text:c="6"/>The lower of adjusted and available. (GapCurrent): 1.962149 2.389786</text:p>
      <text:p text:style-name="Standard"><text:s text:c="4"/>(GapCurrent) after any code you inserted. (GapUsed): 1.962149 2.389786</text:p>
      <text:p text:style-name="Standard"><text:s text:c="5"/></text:p>
      <text:p text:style-name="Standard"><text:s text:c="3"/>Free Space after Zone:</text:p>
      <text:p text:style-name="Standard"><text:soft-page-break/><text:s text:c="3"/>------------------------</text:p>
      <text:p text:style-name="Standard"><text:s text:c="14"/>Total Requested: 1043182825.948770 (0.106572%)</text:p>
      <text:p text:style-name="Standard"><text:s text:c="19"/>Total Used: 8036964188.160000 (2.665690%)</text:p>
      <text:p text:style-name="Standard"><text:s text:c="9"/>Volume Used by Zones: 8036964188.160000 (0.821056%)</text:p>
      <text:p text:style-name="Standard"/>
      <text:p text:style-name="Standard">Directory and Files Select:</text:p>
      <text:p text:style-name="Standard">---------------------------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06 18:53:00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1.961880 (0.820944%)</text:p>
      <text:p text:style-name="Standard"><text:s text:c="16"/>Total: 1.961880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427906 (0.000000%)</text:p>
      <text:p text:style-name="Standard"><text:s text:c="13"/>Files End: 0.42790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820944% (1.961880)</text:p>
      <text:p text:style-name="Standard"><text:s text:c="17"/></text:p>
      <text:p text:style-name="Standard"><text:s text:c="15"/>The desired min gap size. (GapRequested): 0.254683 <text:s/>0.682589</text:p>
      <text:p text:style-name="Standard"><text:s text:c="14"/>Must be half the zone size. (GapAdjusted): 0.000000 <text:s/>0.427906</text:p>
      <text:p text:style-name="Standard"><text:s text:c="15"/>Align to the volume evenly. (GapRounded): 1.961880 2.389786</text:p>
      <text:p text:style-name="Standard"><text:s text:c="10"/>The remaining space available. (GapAvailable): 73.655772 74.083678</text:p>
      <text:p text:style-name="Standard"><text:s text:c="6"/>The lower of adjusted and available. (GapCurrent): 1.961880 2.389786</text:p>
      <text:p text:style-name="Standard"><text:s text:c="4"/>(GapCurrent) after any code you inserted. (GapUsed): 1.961880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oft-page-break/><text:s text:c="14"/>Total Requested: 2086365651.897540 (0.213143%)</text:p>
      <text:p text:style-name="Standard"><text:s text:c="19"/>Total Used: 16072826552.320000 (5.331016%)</text:p>
      <text:p text:style-name="Standard"><text:s text:c="9"/>Volume Used by Zones: 8035862364.160000 (0.820944%)</text:p>
      <text:p text:style-name="Standard"/>
      <text:p text:style-name="Standard">Directory and Files Select:</text:p>
      <text:p text:style-name="Standard">---------------------------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51662 (0.021618%)</text:p>
      <text:p text:style-name="Standard"><text:s text:c="18"/>Gap: 2.338125 (0.978382%)</text:p>
      <text:p text:style-name="Standard"><text:s text:c="16"/>Total: 2.389787 (2.000000%)</text:p>
      <text:p text:style-name="Standard"/>
      <text:p text:style-name="Standard"><text:s text:c="8"/>Files/folders: <text:s text:c="15"/>99 (0.004631%) </text:p>
      <text:p text:style-name="Standard"><text:s text:c="12"/>Fragments: <text:s text:c="15"/>18 (0.884521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389786 (0.000000%)</text:p>
      <text:p text:style-name="Standard"><text:s text:c="13"/>Files End: 2.441448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978382% (2.338125)</text:p>
      <text:p text:style-name="Standard"><text:s text:c="17"/></text:p>
      <text:p text:style-name="Standard"><text:s text:c="15"/>The desired min gap size. (GapRequested): 0.254683 <text:s/>2.696131</text:p>
      <text:p text:style-name="Standard"><text:s text:c="14"/>Must be half the zone size. (GapAdjusted): 0.103324 <text:s/>2.544772</text:p>
      <text:p text:style-name="Standard"><text:s text:c="15"/>Align to the volume evenly. (GapRounded): 2.338125 4.779573</text:p>
      <text:p text:style-name="Standard"><text:s text:c="10"/>The remaining space available. (GapAvailable): 71.693892 74.135340</text:p>
      <text:p text:style-name="Standard"><text:s text:c="6"/>The lower of adjusted and available. (GapCurrent): 2.338125 4.779573</text:p>
      <text:p text:style-name="Standard"><text:s text:c="4"/>(GapCurrent) after any code you inserted. (GapUsed): 2.338125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129548477.846310 (0.319715%)</text:p>
      <text:p text:style-name="Standard"><text:soft-page-break/><text:s text:c="19"/>Total Used: 25649786224.639999 (8.507507%)</text:p>
      <text:p text:style-name="Standard"><text:s text:c="9"/>Volume Used by Zones: 9576959672.320000 (0.978382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2.338125 (0.978382%)</text:p>
      <text:p text:style-name="Standard"><text:s text:c="16"/>Total: 2.338125 (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441448 (0.000000%)</text:p>
      <text:p text:style-name="Standard"><text:s text:c="13"/>Files End: 2.441448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978382% (2.338125)</text:p>
      <text:p text:style-name="Standard"><text:s text:c="17"/></text:p>
      <text:p text:style-name="Standard"><text:soft-page-break/><text:s text:c="15"/>The desired min gap size. (GapRequested): 0.254683 <text:s/>2.696131</text:p>
      <text:p text:style-name="Standard"><text:s text:c="14"/>Must be half the zone size. (GapAdjusted): 0.000000 <text:s/>2.441448</text:p>
      <text:p text:style-name="Standard"><text:s text:c="15"/>Align to the volume evenly. (GapRounded): 2.338125 4.779573</text:p>
      <text:p text:style-name="Standard"><text:s text:c="10"/>The remaining space available. (GapAvailable): 71.693892 74.135340</text:p>
      <text:p text:style-name="Standard"><text:s text:c="6"/>The lower of adjusted and available. (GapCurrent): 2.338125 4.779573</text:p>
      <text:p text:style-name="Standard"><text:s text:c="4"/>(GapCurrent) after any code you inserted. (GapUsed): 2.338125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172731303.795080 (0.426286%)</text:p>
      <text:p text:style-name="Standard"><text:s text:c="19"/>Total Used: 35226745896.959999 (11.683988%)</text:p>
      <text:p text:style-name="Standard"><text:s text:c="9"/>Volume Used by Zones: 9576959672.320000 (0.978382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6T19:31:06.641000000</meta:creation-date>
    <dc:date>2021-11-07T10:34:10.357000000</dc:date>
    <meta:editing-duration>PT14H52M53S</meta:editing-duration>
    <meta:editing-cycles>1</meta:editing-cycles>
    <meta:document-statistic meta:table-count="0" meta:image-count="0" meta:object-count="0" meta:page-count="14" meta:paragraph-count="593" meta:word-count="1654" meta:character-count="21094" meta:non-whitespace-character-count="15785"/>
    <meta:generator>LibreOffice/7.1.2.2$Windows_X86_64 LibreOffice_project/8a45595d069ef5570103caea1b71cc9d82b2aae4</meta:generator>
  </office:meta>
</office:document-meta>
</file>